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c5000b"/>
    </style:style>
    <style:style style:name="P3" style:family="paragraph" style:parent-style-name="Standard">
      <style:text-properties fo:color="#c5000b" fo:font-weight="normal" style:font-weight-asian="normal" style:font-weight-complex="normal"/>
    </style:style>
    <style:style style:name="P4" style:family="paragraph" style:parent-style-name="Standard">
      <style:text-properties fo:color="#c5000b"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T1" style:family="text">
      <style:text-properties fo:color="#c5000b"/>
    </style:style>
    <style:style style:name="T2" style:family="text">
      <style:text-properties fo:font-weight="normal" style:font-weight-asian="normal" style:font-weight-complex="normal"/>
    </style:style>
    <style:style style:name="T3"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 – Introduction</text:p>
      <text:p text:style-name="P1"/>
      <text:p text:style-name="P1">Les 2 – How to edit and run code in Chrome?</text:p>
      <text:p text:style-name="P1"/>
      <text:p text:style-name="Standard">Asim gebruikt de Chrome Developer Tools die je bereikt door rechts te klikken op de webpagina en Inspect te kiezen. Kies daarna de Sources tab en je ziet een leeg scherm waarin je een pagina kunt laden. Links is de Navigator, rechts de Debugger en onder de Console. Deze kunnen alle drie naar wens geopend of gesloten worden.</text:p>
      <text:p text:style-name="Standard"/>
      <text:p text:style-name="Standard">Je kunt hier zelf code in schrijven in de vorm van Snippets, te vinden in de Navigator. Rechtsklik erop om een nieuwe code snippet te maken. In het window kun je desnoods een heel programma invoeren. Runnen doe je door a)de code te selecteren en op CMD-Enter te drukken of op de Play knop in de Debugger te klikken. De resultaten verschijnen in de Console.</text:p>
      <text:p text:style-name="Standard"/>
      <text:p text:style-name="Standard"/>
      <text:p text:style-name="P1">Section 2 – Basics</text:p>
      <text:p text:style-name="Standard"/>
      <text:p text:style-name="P1">Les 3 – What is “use strict” and what does it do?</text:p>
      <text:p text:style-name="P1"/>
      <text:p text:style-name="Standard">Hiermee plaats je de code in de 'strict mode'. Codeer fouten die anders onopgemerkt zouden blijven worden nu zichtbaar. Je activeert het door</text:p>
      <text:p text:style-name="Standard"/>
      <text:p text:style-name="Standard"><text:tab/><text:span text:style-name="T1">“use strict”;</text:span><text:tab/><text:tab/>// Let op de aanhalingstekens, dit is een string!</text:p>
      <text:p text:style-name="Standard"/>
      <text:p text:style-name="Standard">In de code op te nemen. Liefst boven aan de pagina, de code ervoor is nl. niet in strict mode. Je kunt ook ervoor kiezen om bepaalde delen in strict mode te zetten, bijv. als je oude javascript code aanpast. Maak dan een functie en zet daarbinnen “use strict”. Alle code erbuiten is niet in strict mode:</text:p>
      <text:p text:style-name="Standard"/>
      <text:p text:style-name="P2"><text:tab/>// niet in strict mode</text:p>
      <text:p text:style-name="P2"><text:tab/>function myFunction() {</text:p>
      <text:p text:style-name="P2"><text:tab/><text:tab/>“use strict”;</text:p>
      <text:p text:style-name="P2"><text:tab/><text:tab/>// code </text:p>
      <text:p text:style-name="P2"><text:tab/>}</text:p>
      <text:p text:style-name="P2"/>
      <text:p text:style-name="Standard">De reden dat het een string is en geen keyword heeft te maken met browsercompatibiliteit. Oude browsers die geen strict mode kennen zullen de string negeren.</text:p>
      <text:p text:style-name="Standard"/>
      <text:p text:style-name="P1">Wat doet strict mode zoal?</text:p>
      <text:p text:style-name="P5">1. Het gebruik van variabelen voordat ze gedefinieerd zijn geeft een foutmelding. Hiermee ontdek je het fout spellen van een variabele later in de code:</text:p>
      <text:p text:style-name="P5"/>
      <text:p text:style-name="P5"><text:tab/>eenHeleLangeVariabeleNaam = 1;</text:p>
      <text:p text:style-name="P5"><text:tab/>// later in code:</text:p>
      <text:p text:style-name="P5"><text:tab/>eenheleLangeVariabeleNaam = 2;</text:p>
      <text:p text:style-name="P5"/>
      <text:p text:style-name="P5">Zonder strict mode zouden er nu 2 variabelen bestaan. </text:p>
      <text:p text:style-name="P5"/>
      <text:p text:style-name="P5">2. Het gebruik van keywords die gereserveerd zijn voor toekomstige versies van javascript is niet toegestaan. Voorbeeld:</text:p>
      <text:p text:style-name="P5"/>
      <text:p text:style-name="P5"><text:tab/>var let = 3;</text:p>
      <text:p text:style-name="P5"><text:soft-page-break/>Het keyword “let” zal worden gebruikt voor het definiëren van constants.</text:p>
      <text:p text:style-name="P5"/>
      <text:p text:style-name="P5">3. In strict mode kun je gen variabelen, functies en functie argumenten verwijderen. Het volgende kan dus niet in strict mode:</text:p>
      <text:p text:style-name="P5"/>
      <text:p text:style-name="P5"/>
      <text:p text:style-name="P3"><text:tab/>var foo = 1;</text:p>
      <text:p text:style-name="P3"><text:tab/>delete foo;</text:p>
      <text:p text:style-name="P3"/>
      <text:p text:style-name="P3"><text:tab/>function foo() {};</text:p>
      <text:p text:style-name="P3"><text:tab/>delete foo();</text:p>
      <text:p text:style-name="P3"/>
      <text:p text:style-name="P3"><text:tab/>function foo(arg) {</text:p>
      <text:p text:style-name="P3"><text:tab/><text:tab/>delete arg;</text:p>
      <text:p text:style-name="P3"><text:tab/>};</text:p>
      <text:p text:style-name="P3"/>
      <text:p text:style-name="P5">4. De eval() functie werkt veiliger in strict mode. Variabelen die in de eval() call gedefinieerd worden, 'lekken' niet naar buiten. Vorbeeld:</text:p>
      <text:p text:style-name="P5"/>
      <text:p text:style-name="P3"><text:tab/>var a = 2;</text:p>
      <text:p text:style-name="P3"><text:tab/>eval(“var a = 1”);</text:p>
      <text:p text:style-name="P3"><text:tab/>console.log(a);</text:p>
      <text:p text:style-name="P3"/>
      <text:p text:style-name="P5">In non-strict mode zal a de waarde 1 hebben, in strict mode de waarde 2 omdat de 'a' dan alleen lokaal is voor de eval() functie.</text:p>
      <text:p text:style-name="P5"/>
      <text:p text:style-name="P5"/>
      <text:p text:style-name="P1">Les 4 – Does javascript pass variables by reference or by value?</text:p>
      <text:p text:style-name="P1"><text:span text:style-name="T2"/></text:p>
      <text:p text:style-name="P1"><text:span text:style-name="T2">Antwoord: primitieve type zoals integers, strings, booleans worden by value doorgegeven – een kopie van de variabele wordt feitelijk doorgegeven. Objecten worden by reference doorgegeven – een pointer naar het object wordt doorgegeven.</text:span></text:p>
      <text:p text:style-name="P1"><text:span text:style-name="T2"/></text:p>
      <text:p text:style-name="P1"><text:span text:style-name="T2">Voorbeelden:</text:span></text:p>
      <text:p text:style-name="P1"><text:span text:style-name="T2"/></text:p>
      <text:p text:style-name="P4"><text:span text:style-name="T2"><text:tab/>var a=1;</text:span></text:p>
      <text:p text:style-name="P4"><text:span text:style-name="T2"><text:tab/>function foo(x) {</text:span></text:p>
      <text:p text:style-name="P4"><text:span text:style-name="T2"><text:tab/><text:tab/>x = 3;</text:span></text:p>
      <text:p text:style-name="P4"><text:span text:style-name="T2"><text:tab/>}</text:span></text:p>
      <text:p text:style-name="P4"><text:span text:style-name="T2"><text:tab/>foo(a);</text:span></text:p>
      <text:p text:style-name="P3"><text:tab/>console.log(a);<text:tab/><text:span text:style-name="T3">// resultaat: a = 1;</text:span></text:p>
      <text:p text:style-name="P3"/>
      <text:p text:style-name="P5">Daarentegen:</text:p>
      <text:p text:style-name="P5"/>
      <text:p text:style-name="P3"><text:tab/>var a = {start: 23};</text:p>
      <text:p text:style-name="P3"><text:tab/>function foo(x) {</text:p>
      <text:p text:style-name="P3"><text:tab/><text:tab/>x.start = 35;</text:p>
      <text:p text:style-name="P3"><text:tab/>}</text:p>
      <text:p text:style-name="P3"><text:tab/>foo(a);</text:p>
      <text:p text:style-name="P3"><text:tab/>console.log(a);<text:tab/><text:span text:style-name="T3">// resultaat: a.start = 35!</text:span></text:p>
      <text:p text:style-name="P3"><text:span text:style-name="T3"/></text:p>
      <text:p text:style-name="P3"><text:span text:style-name="T3">Datgene waar de parameter naar verwijst kun je echter niet aanpassen. Voorbeeld:</text:span></text:p>
      <text:p text:style-name="P3"><text:soft-page-break/><text:span text:style-name="T3"/></text:p>
      <text:p text:style-name="P3"><text:tab/>var a = {start: 23};</text:p>
      <text:p text:style-name="P3"><text:tab/>function foo(x) {</text:p>
      <text:p text:style-name="P3"><text:tab/><text:tab/>x = {eind: 35};</text:p>
      <text:p text:style-name="P3"><text:tab/><text:tab/>console.log(x);<text:tab/><text:span text:style-name="T3">// resultaat: {eind: 35}</text:span></text:p>
      <text:p text:style-name="P3"><text:tab/>}</text:p>
      <text:p text:style-name="P3"><text:tab/>foo(a);</text:p>
      <text:p text:style-name="P3"><text:tab/>console.log(a);<text:tab/><text:tab/><text:span text:style-name="T3">// resultaat: {start: 23 }</text:span></text:p>
      <text:p text:style-name="P3"/>
      <text:p text:style-name="P3"><text:span text:style-name="T3">Omdat a een object is kan foo() wel de inhoud ervan maar het object zelf niet aanpassen. Nog een voorbeeld waarbij de inhoud van het object wordt aangepast – uitgebreid met een key-value pair:</text:span></text:p>
      <text:p text:style-name="P3"/>
      <text:p text:style-name="P3"><text:tab/>var a = {'start': 23};</text:p>
      <text:p text:style-name="P3"><text:tab/>function foo(x) {</text:p>
      <text:p text:style-name="P3"><text:tab/><text:tab/>x.eind = 35;</text:p>
      <text:p text:style-name="P3"><text:tab/><text:tab/>console.log(x);<text:tab/><text:span text:style-name="T3">// resultaat: {start:23, eind:35}</text:span></text:p>
      <text:p text:style-name="P3"><text:tab/>}</text:p>
      <text:p text:style-name="P3"><text:tab/>foo(a);</text:p>
      <text:p text:style-name="P3"><text:tab/>console.log(a);<text:tab/><text:tab/><text:span text:style-name="T3">// resultaat: {start:23, eind:35 }</text:span></text:p>
      <text:p text:style-name="P3"><text:span text:style-name="T3"/></text:p>
      <text:p text:style-name="P3"><text:span text:style-name="T3">Let ook op dat de key met of zonder quotes geschreven kan worden. </text:span></text:p>
      <text:p text:style-name="P3"><text:span text:style-name="T3"/></text:p>
      <text:p text:style-name="P3"><text:span text:style-name="T3">Het volgende heeft echter geen effect omdat parameter x naar een ander object gaat verwijzen, hoewel dat dezelfde structuur heeft:</text:span></text:p>
      <text:p text:style-name="P3"><text:span text:style-name="T3"/></text:p>
      <text:p text:style-name="P3"><text:tab/>var a = {'start': 23};</text:p>
      <text:p text:style-name="P3"><text:tab/>function foo(x) {</text:p>
      <text:p text:style-name="P3"><text:tab/><text:tab/>x = {start: 35};</text:p>
      <text:p text:style-name="P3"><text:tab/><text:tab/>console.log(x);<text:tab/><text:span text:style-name="T3">// resultaat: {start:35}</text:span></text:p>
      <text:p text:style-name="P3"><text:tab/>}</text:p>
      <text:p text:style-name="P3"><text:tab/>foo(a);</text:p>
      <text:p text:style-name="P3"><text:tab/>console.log(a);<text:tab/><text:tab/><text:span text:style-name="T3">// resultaat: {start:23}</text:span></text:p>
      <text:p text:style-name="P3"><text:span text:style-name="T3"/></text:p>
      <text:p text:style-name="P3"><text:span text:style-name="T3"/></text:p>
      <text:p text:style-name="P4"><text:span text:style-name="T3">Section 3 Types &amp; Equality</text:span></text:p>
      <text:p text:style-name="P4"/>
      <text:p text:style-name="P1">Les 5 – What are the different types in javascript?</text:p>
      <text:p text:style-name="P1"/>
      <text:p text:style-name="P5">In Ecmascript 5 worden de 6 typen gedefinieerd, 5 primitieve en 1 non-primitief type:</text:p>
      <text:list xml:id="list4479804434755999253" text:style-name="L1">
        <text:list-item>
          <text:p text:style-name="P6">Boolean (true/false)</text:p>
        </text:list-item>
        <text:list-item>
          <text:p text:style-name="P6">Number (1, 1.5 etc)</text:p>
        </text:list-item>
        <text:list-item>
          <text:p text:style-name="P6">String ('A', “ee”, etc)</text:p>
        </text:list-item>
        <text:list-item>
          <text:p text:style-name="P6">Null (waarde null)</text:p>
        </text:list-item>
        <text:list-item>
          <text:p text:style-name="P6">Undefined (waarde undefined)</text:p>
        </text:list-item>
      </text:list>
      <text:p text:style-name="P5"/>
      <text:p text:style-name="P5">En het non-primitive type Object, met waarde tussen accolades <text:span text:style-name="T1">{}</text:span>, zoals key-value pairs {start: 23} of als <text:span text:style-name="T1">new Object()</text:span>.</text:p>
      <text:p text:style-name="P5"/>
      <text:p text:style-name="P5">Met de functie <text:span text:style-name="T1">typeof()</text:span> kan het type opgevraagd worden. Hier zit een foutje in: <text:span text:style-name="T1">typeof(null)</text:span> geeft als type <text:span text:style-name="T1">“Object”</text:span> terug, terwijl dit <text:span text:style-name="T1">Null</text:span> moet zijn.</text:p>
      <text:p text:style-name="P5"/>
      <text:p text:style-name="P5">Javascript is een dynamically typed taal, waarbij het type van de variabelen in run-time bepaald <text:soft-page-break/>wordt aan de hand van de toegekende waarden. Het type kan ook veranderen:</text:p>
      <text:p text:style-name="P5"/>
      <text:p text:style-name="P3"><text:tab/>var a = “String”;</text:p>
      <text:p text:style-name="P3"><text:tab/>a = 3;</text:p>
      <text:p text:style-name="P3"/>
      <text:p text:style-name="P5">Dit is legaal in javascript, maar niet in een static types taal als java.</text:p>
      <text:p text:style-name="P5"/>
      <text:p text:style-name="P5">De waarden <text:span text:style-name="T1">null</text:span> en <text:span text:style-name="T1">undefined</text:span> lijken op elkaar maar verschillen toch. Een variabele die niet geïnitialiseerd is heeft een <text:span text:style-name="T1">'undefined'</text:span> waarde. Dat geldt ook voor niet bestaande properties en vergeten parameters. Deze waarde undefined wordt door de javascript engine gegenereerd.</text:p>
      <text:p text:style-name="P5"/>
      <text:p text:style-name="P5">De waarde null wordt alleen door programma's gegenereerd, niet door de javascript engine. Vergelijk je null met undefined via</text:p>
      <text:p text:style-name="P5"/>
      <text:p text:style-name="P5"><text:tab/><text:span text:style-name="T1">null == undefined</text:span></text:p>
      <text:p text:style-name="P5">of</text:p>
      <text:p text:style-name="P5"><text:tab/><text:span text:style-name="T1">undefined == null</text:span></text:p>
      <text:p text:style-name="P5"/>
      <text:p text:style-name="P5">dan krijg je '<text:span text:style-name="T1">true</text:span>' als resultaat. De waarden zijn dus gelijk, maar de typen van deze variabelen, <text:span text:style-name="T1">Null</text:span> en <text:span text:style-name="T1">Undefined</text:span>, zijn niet gelijk. Beide hebben overigens maar één waarde.</text:p>
      <text:p text:style-name="P5"/>
      <text:p text:style-name="P5"/>
      <text:p text:style-name="P1">Les 6 – What's the difference between == and === ?</text:p>
      <text:p text:style-name="P1"/>
      <text:p text:style-name="P5">== staat in javascript voor equality</text:p>
      <text:p text:style-name="P5">=== staat in javascript voor strict equality</text:p>
      <text:p text:style-name="P5"/>
      <text:p text:style-name="P5">Kort samengevat vergelijkt == naar de waarde en === zowel waarde als type.</text:p>
      <text:p text:style-name="P5"/>
      <text:p text:style-name="P5">Voorbeelden:</text:p>
      <text:list xml:id="list8881116523149618380" text:style-name="L2">
        <text:list-item>
          <text:p text:style-name="P7">'' == '0' <text:tab/>false</text:p>
        </text:list-item>
        <text:list-item>
          <text:p text:style-name="P7">0 = ''<text:tab/><text:tab/>true</text:p>
        </text:list-item>
        <text:list-item>
          <text:p text:style-name="P7">0 == '0'<text:tab/>true</text:p>
        </text:list-item>
        <text:list-item>
          <text:p text:style-name="P7">0 === ''<text:tab/>false</text:p>
        </text:list-item>
        <text:list-item>
          <text:p text:style-name="P7">0 === '0'<text:tab/>false</text:p>
        </text:list-item>
        <text:list-item>
          <text:p text:style-name="P7">0 === 0<text:tab/>true</text:p>
        </text:list-item>
      </text:list>
      <text:p text:style-name="P5"/>
      <text:p text:style-name="P5">De reden dat 0 == '0' true is komt doordat de javascript engine zg. type coersion (?) toepast. Dit houdt in dat het eerst probeert de typen gelijk te maken en daarna de waarden vergelijkt. In dit geval wordt van de 0 een String(0) gemaakt en dat is uiteindelijk gelijk aan '0'.</text:p>
      <text:p text:style-name="P5"/>
      <text:p text:style-name="P5">Bij de vergelijking false == 'false' gaat het weer anders. De javascript engine zet de rechterkant eerst om in een boolean door Boolean('false') uit te voeren. Dit krijgt echter de waarde true...</text:p>
      <text:p text:style-name="P5"/>
      <text:p text:style-name="P5">Er is een hele vergelijkingstabel te vinden op <text:a xlink:type="simple" xlink:href="http://dorey.github.io/Javascript-Equality-Table" text:style-name="Internet_20_link" text:visited-style-name="Visited_20_Internet_20_Link">dorey.github.io/Javascript-Equality-Table</text:a> (link doet het niet??).</text:p>
      <text:p text:style-name="P5"/>
      <text:p text:style-name="P5">Omdat de uitkomst van de == niet altijd even logisch is, is het beter om de === operator te gebruiken.</text:p>
      <text:p text:style-name="P5"/>
      <text:p text:style-name="P5"/>
      <text:p text:style-name="P1">Les 7 – What is NaN and how can we check for it?</text:p>
      <text:p text:style-name="P1"><text:soft-page-break/></text:p>
      <text:p text:style-name="P1"/>
      <text:p text:style-name="P5"><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de Groot</meta:initial-creator>
    <meta:creation-date>2016-04-16T11:34:40</meta:creation-date>
    <dc:date>2016-04-17T01:01:43</dc:date>
    <dc:creator>Frank de Groot</dc:creator>
    <meta:editing-duration>PT13H27M3S</meta:editing-duration>
    <meta:editing-cycles>53</meta:editing-cycles>
    <meta:generator>OpenOffice/4.1.2$Unix OpenOffice.org_project/412m3$Build-9782</meta:generator>
    <meta:document-statistic meta:table-count="0" meta:image-count="0" meta:object-count="0" meta:page-count="5" meta:paragraph-count="115" meta:word-count="1128" meta:character-count="6529"/>
  </office:meta>
</office:document-meta>
</file>